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5.2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ta1" style:family="table" style:master-page-name="PageStyle_5f_I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  <style:map style:condition="is-true-formula(([.$B$8]&gt;=40))" style:apply-style-name="ConditionalStyle_5f_6" style:base-cell-address="ITM.B8"/>
      <style:map style:condition="is-true-formula(AND([.$B$8]&gt;=30;[.$B$8]&lt;40))" style:apply-style-name="ConditionalStyle_5f_5" style:base-cell-address="ITM.B8"/>
      <style:map style:condition="is-true-formula(AND([.$B$8]&gt;=25;[.$B$8]&lt;30))" style:apply-style-name="ConditionalStyle_5f_4" style:base-cell-address="ITM.B8"/>
      <style:map style:condition="is-true-formula(AND([.$B$8]&gt;=18.5;[.$B$8]&lt;25))" style:apply-style-name="ConditionalStyle_5f_3" style:base-cell-address="ITM.B8"/>
      <style:map style:condition="is-true-formula(AND([.$B$8]&gt;=16.5;[.$B$8]&lt;18.5))" style:apply-style-name="ConditionalStyle_5f_1" style:base-cell-address="ITM.B8"/>
      <style:map style:condition="is-true-formula(([.$B$8]&lt;16))" style:apply-style-name="ConditionalStyle_5f_2" style:base-cell-address="ITM.B8"/>
    </style:style>
    <style:style style:name="ce4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  <style:map style:condition="is-true-formula(([.$B$8]&gt;=40))" style:apply-style-name="ConditionalStyle_5f_6" style:base-cell-address="ITM.B8"/>
      <style:map style:condition="is-true-formula(AND([.$B$8]&gt;=30;[.$B$8]&lt;40))" style:apply-style-name="ConditionalStyle_5f_5" style:base-cell-address="ITM.B8"/>
      <style:map style:condition="is-true-formula(AND([.$B$8]&gt;=25;[.$B$8]&lt;30))" style:apply-style-name="ConditionalStyle_5f_4" style:base-cell-address="ITM.B8"/>
      <style:map style:condition="is-true-formula(AND([.$B$8]&gt;=18.5;[.$B$8]&lt;25))" style:apply-style-name="ConditionalStyle_5f_3" style:base-cell-address="ITM.B8"/>
      <style:map style:condition="is-true-formula(AND([.$B$8]&gt;=16.5;[.$B$8]&lt;18.5))" style:apply-style-name="ConditionalStyle_5f_1" style:base-cell-address="ITM.B8"/>
      <style:map style:condition="is-true-formula(([.$B$8]&lt;16))" style:apply-style-name="ConditionalStyle_5f_2" style:base-cell-address="ITM.B8"/>
    </style:style>
    <style:style style:name="ce5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  <style:map style:condition="is-true-formula(([.$B$8]&gt;=40))" style:apply-style-name="ConditionalStyle_5f_6" style:base-cell-address="ITM.B8"/>
      <style:map style:condition="is-true-formula(AND([.$B$8]&gt;=30;[.$B$8]&lt;40))" style:apply-style-name="ConditionalStyle_5f_5" style:base-cell-address="ITM.B8"/>
      <style:map style:condition="is-true-formula(AND([.$B$8]&gt;=25;[.$B$8]&lt;30))" style:apply-style-name="ConditionalStyle_5f_4" style:base-cell-address="ITM.B8"/>
      <style:map style:condition="is-true-formula(AND([.$B$8]&gt;=18.5;[.$B$8]&lt;25))" style:apply-style-name="ConditionalStyle_5f_3" style:base-cell-address="ITM.B8"/>
      <style:map style:condition="is-true-formula(AND([.$B$8]&gt;=16.5;[.$B$8]&lt;18.5))" style:apply-style-name="ConditionalStyle_5f_1" style:base-cell-address="ITM.B8"/>
      <style:map style:condition="is-true-formula(([.$B$8]&lt;16))" style:apply-style-name="ConditionalStyle_5f_2" style:base-cell-address="ITM.B8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  <style:map style:condition="is-true-formula(([.$B$8]&gt;=40))" style:apply-style-name="ConditionalStyle_5f_6" style:base-cell-address="ITM.B8"/>
      <style:map style:condition="is-true-formula(AND([.$B$8]&gt;=30;[.$B$8]&lt;40))" style:apply-style-name="ConditionalStyle_5f_5" style:base-cell-address="ITM.B8"/>
      <style:map style:condition="is-true-formula(AND([.$B$8]&gt;=25;[.$B$8]&lt;30))" style:apply-style-name="ConditionalStyle_5f_4" style:base-cell-address="ITM.B8"/>
      <style:map style:condition="is-true-formula(AND([.$B$8]&gt;=18.5;[.$B$8]&lt;25))" style:apply-style-name="ConditionalStyle_5f_3" style:base-cell-address="ITM.B8"/>
      <style:map style:condition="is-true-formula(AND([.$B$8]&gt;=16.5;[.$B$8]&lt;18.5))" style:apply-style-name="ConditionalStyle_5f_1" style:base-cell-address="ITM.B8"/>
      <style:map style:condition="is-true-formula(([.$B$8]&lt;16))" style:apply-style-name="ConditionalStyle_5f_2" style:base-cell-address="ITM.B8"/>
    </style:style>
    <style:style style:name="ce8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  <style:map style:condition="is-true-formula(([.$B$8]&gt;=40))" style:apply-style-name="ConditionalStyle_5f_6" style:base-cell-address="ITM.B8"/>
      <style:map style:condition="is-true-formula(AND([.$B$8]&gt;=30;[.$B$8]&lt;40))" style:apply-style-name="ConditionalStyle_5f_5" style:base-cell-address="ITM.B8"/>
      <style:map style:condition="is-true-formula(AND([.$B$8]&gt;=25;[.$B$8]&lt;30))" style:apply-style-name="ConditionalStyle_5f_4" style:base-cell-address="ITM.B8"/>
      <style:map style:condition="is-true-formula(AND([.$B$8]&gt;=18.5;[.$B$8]&lt;25))" style:apply-style-name="ConditionalStyle_5f_3" style:base-cell-address="ITM.B8"/>
      <style:map style:condition="is-true-formula(AND([.$B$8]&gt;=16.5;[.$B$8]&lt;18.5))" style:apply-style-name="ConditionalStyle_5f_1" style:base-cell-address="ITM.B8"/>
      <style:map style:condition="is-true-formula(([.$B$8]&lt;16))" style:apply-style-name="ConditionalStyle_5f_2" style:base-cell-address="ITM.B8"/>
    </style:style>
    <style:style style:name="ce9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  <style:map style:condition="is-true-formula(([.$B$8]&gt;=40))" style:apply-style-name="ConditionalStyle_5f_6" style:base-cell-address="ITM.B8"/>
      <style:map style:condition="is-true-formula(AND([.$B$8]&gt;=30;[.$B$8]&lt;40))" style:apply-style-name="ConditionalStyle_5f_5" style:base-cell-address="ITM.B8"/>
      <style:map style:condition="is-true-formula(AND([.$B$8]&gt;=25;[.$B$8]&lt;30))" style:apply-style-name="ConditionalStyle_5f_4" style:base-cell-address="ITM.B8"/>
      <style:map style:condition="is-true-formula(AND([.$B$8]&gt;=18.5;[.$B$8]&lt;25))" style:apply-style-name="ConditionalStyle_5f_3" style:base-cell-address="ITM.B8"/>
      <style:map style:condition="is-true-formula(AND([.$B$8]&gt;=16.5;[.$B$8]&lt;18.5))" style:apply-style-name="ConditionalStyle_5f_1" style:base-cell-address="ITM.B8"/>
      <style:map style:condition="is-true-formula(([.$B$8]&lt;16))" style:apply-style-name="ConditionalStyle_5f_2" style:base-cell-address="ITM.B8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27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2" style:family="table-cell" style:parent-style-name="Default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4" style:family="table-cell" style:parent-style-name="Default">
      <style:table-cell-properties fo:background-color="#7030a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007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2d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fc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7030a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2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7030a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70c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ffc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7030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0070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ackground-color="#ff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TM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1"/>
        <table:table-column table:style-name="co1" table:number-columns-repeated="1020" table:default-cell-style-name="ce1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Indeks telesne mase</text:p>
          </table:table-cell>
          <table:covered-table-cell table:number-columns-repeated="7" table:style-name="ce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eža</text:p>
          </table:table-cell>
          <table:table-cell table:style-name="Default"/>
          <table:table-cell table:style-name="ce12" office:value-type="float" office:value="80" calcext:value-type="float">
            <text:p>80</text:p>
          </table:table-cell>
          <table:table-cell office:value-type="string" calcext:value-type="string">
            <text:p>kg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table:style-name="ce1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Višina</text:p>
          </table:table-cell>
          <table:table-cell table:style-name="Default"/>
          <table:table-cell table:style-name="ce12" office:value-type="float" office:value="180" calcext:value-type="float">
            <text:p>180</text:p>
          </table:table-cell>
          <table:table-cell office:value-type="string" calcext:value-type="string">
            <text:p>cm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/>
          <table:table-cell table:style-name="ce3" table:formula="of:=IF([.$E$6]&lt;3;[.$E$4]/([.$E$6]*[.$E$6]);[.$E$4]/(([.$E$6]/100)*([.$E$6]/100)))" office:value-type="float" office:value="24.6913580246914" calcext:value-type="float" table:number-columns-spanned="2" table:number-rows-spanned="6">
            <text:p>24,69</text:p>
          </table:table-cell>
          <table:covered-table-cell table:style-name="ce7"/>
          <table:table-cell table:style-name="ce10"/>
          <table:table-cell table:style-name="ce14" office:value-type="string" calcext:value-type="string" table:number-columns-spanned="3" table:number-rows-spanned="1">
            <text:p>huda nedohranjenost</text:p>
          </table:table-cell>
          <table:covered-table-cell table:number-columns-repeated="2" table:style-name="ce21"/>
          <table:table-cell table:style-name="ce23" office:value-type="string" calcext:value-type="string" table:number-columns-spanned="2" table:number-rows-spanned="1">
            <text:p>≤ 15,99</text:p>
          </table:table-cell>
          <table:covered-table-cell table:style-name="ce29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0"/>
          <table:table-cell table:style-name="ce15" office:value-type="string" calcext:value-type="string" table:number-columns-spanned="3" table:number-rows-spanned="1">
            <text:p>nedohranjenost</text:p>
          </table:table-cell>
          <table:covered-table-cell table:number-columns-repeated="2" table:style-name="ce15"/>
          <table:table-cell table:style-name="ce24" office:value-type="string" calcext:value-type="string" table:number-columns-spanned="2" table:number-rows-spanned="1">
            <text:p>16,50-18,49</text:p>
          </table:table-cell>
          <table:covered-table-cell table:style-name="ce30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0"/>
          <table:table-cell table:style-name="ce16" office:value-type="string" calcext:value-type="string" table:number-columns-spanned="3" table:number-rows-spanned="1">
            <text:p>normalna teža</text:p>
          </table:table-cell>
          <table:covered-table-cell table:number-columns-repeated="2" table:style-name="ce16"/>
          <table:table-cell table:style-name="ce25" office:value-type="string" calcext:value-type="string" table:number-columns-spanned="2" table:number-rows-spanned="1">
            <text:p>18,50-24,99</text:p>
          </table:table-cell>
          <table:covered-table-cell table:style-name="ce31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0"/>
          <table:table-cell table:style-name="ce17" office:value-type="string" calcext:value-type="string" table:number-columns-spanned="3" table:number-rows-spanned="1">
            <text:p>prekomerna teža</text:p>
          </table:table-cell>
          <table:covered-table-cell table:number-columns-repeated="2" table:style-name="ce17"/>
          <table:table-cell table:style-name="ce26" office:value-type="string" calcext:value-type="string" table:number-columns-spanned="2" table:number-rows-spanned="1">
            <text:p>25,00-29,99</text:p>
          </table:table-cell>
          <table:covered-table-cell table:style-name="ce32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0"/>
          <table:table-cell table:style-name="ce18" office:value-type="string" calcext:value-type="string" table:number-columns-spanned="3" table:number-rows-spanned="1">
            <text:p>adipoznost</text:p>
          </table:table-cell>
          <table:covered-table-cell table:number-columns-repeated="2" table:style-name="ce18"/>
          <table:table-cell table:style-name="ce27" office:value-type="string" calcext:value-type="string" table:number-columns-spanned="2" table:number-rows-spanned="1">
            <text:p>30,00-39,99</text:p>
          </table:table-cell>
          <table:covered-table-cell table:style-name="ce33"/>
          <table:table-cell table:number-columns-repeated="1015"/>
        </table:table-row>
        <table:table-row table:style-name="ro1">
          <table:table-cell/>
          <table:covered-table-cell table:style-name="ce5"/>
          <table:covered-table-cell table:style-name="ce9"/>
          <table:table-cell table:style-name="ce10"/>
          <table:table-cell table:style-name="ce19" office:value-type="string" calcext:value-type="string" table:number-columns-spanned="3" table:number-rows-spanned="1">
            <text:p>huda adipoznost</text:p>
          </table:table-cell>
          <table:covered-table-cell table:number-columns-repeated="2" table:style-name="ce22"/>
          <table:table-cell table:style-name="ce28" office:value-type="string" calcext:value-type="string" table:number-columns-spanned="2" table:number-rows-spanned="1">
            <text:p>≥ 40,00</text:p>
          </table:table-cell>
          <table:covered-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M.B8:ITM.C13">
            <calcext:condition calcext:apply-style-name="ConditionalStyle_6" calcext:value="formula-is(([.$B$8]&gt;=40))" calcext:base-cell-address="ITM.B8"/>
            <calcext:condition calcext:apply-style-name="ConditionalStyle_5" calcext:value="formula-is(AND([.$B$8]&gt;=30;[.$B$8]&lt;40))" calcext:base-cell-address="ITM.B8"/>
            <calcext:condition calcext:apply-style-name="ConditionalStyle_4" calcext:value="formula-is(AND([.$B$8]&gt;=25;[.$B$8]&lt;30))" calcext:base-cell-address="ITM.B8"/>
            <calcext:condition calcext:apply-style-name="ConditionalStyle_3" calcext:value="formula-is(AND([.$B$8]&gt;=18.5;[.$B$8]&lt;25))" calcext:base-cell-address="ITM.B8"/>
            <calcext:condition calcext:apply-style-name="ConditionalStyle_1" calcext:value="formula-is(AND([.$B$8]&gt;=16.5;[.$B$8]&lt;18.5))" calcext:base-cell-address="ITM.B8"/>
            <calcext:condition calcext:apply-style-name="ConditionalStyle_2" calcext:value="formula-is(([.$B$8]&lt;16))" calcext:base-cell-address="ITM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6" style:display-name="ConditionalStyle_6" style:family="table-cell" style:parent-style-name="Default">
      <style:table-cell-properties fo:background-color="#c00000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c000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92d050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0070c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7030a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M" style:display-name="PageStyle_IT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3T13:25:08</meta:creation-date>
    <dc:date>2021-01-05T08:52:39</dc:date>
    <meta:generator>LibreOffice/5.0.6.3$Windows_x86 LibreOffice_project/490fc03b25318460cfc54456516ea2519c11d1aa</meta:generator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